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00%" fo:text-align="center" style:justify-single-word="false"/>
      <style:text-properties fo:font-size="24pt" style:text-underline-style="solid" style:text-underline-width="auto" style:text-underline-color="font-color" fo:font-weight="bold" officeooo:rsid="001706e7" officeooo:paragraph-rsid="001706e7" style:font-size-asian="24pt" style:font-weight-asian="bold" style:font-size-complex="24pt" style:font-weight-complex="bold"/>
    </style:style>
    <style:style style:name="P2" style:family="paragraph" style:parent-style-name="Standard">
      <style:paragraph-properties fo:line-height="100%" fo:text-align="center" style:justify-single-word="false"/>
      <style:text-properties fo:font-size="24pt" style:text-underline-style="solid" style:text-underline-width="auto" style:text-underline-color="font-color" fo:font-weight="bold" officeooo:rsid="00217eb8" officeooo:paragraph-rsid="00217eb8" style:font-size-asian="24pt" style:font-weight-asian="bold" style:font-size-complex="24pt" style:font-weight-complex="bold"/>
    </style:style>
    <style:style style:name="P3" style:family="paragraph" style:parent-style-name="Standard">
      <style:paragraph-properties fo:line-height="100%" fo:text-align="center" style:justify-single-word="false"/>
      <style:text-properties fo:font-size="18pt" style:text-underline-style="solid" style:text-underline-width="auto" style:text-underline-color="font-color" fo:font-weight="bold" officeooo:rsid="001706e7" officeooo:paragraph-rsid="001706e7" style:font-size-asian="15.75pt" style:font-weight-asian="bold" style:font-size-complex="18pt" style:font-weight-complex="bold"/>
    </style:style>
    <style:style style:name="P4" style:family="paragraph" style:parent-style-name="Standard">
      <style:paragraph-properties fo:line-height="100%" fo:text-align="center" style:justify-single-word="false"/>
      <style:text-properties fo:font-size="18pt" style:text-underline-style="solid" style:text-underline-width="auto" style:text-underline-color="font-color" fo:font-weight="bold" officeooo:rsid="00217eb8" officeooo:paragraph-rsid="00217eb8" style:font-size-asian="15.75pt" style:font-weight-asian="bold" style:font-size-complex="18pt" style:font-weight-complex="bold"/>
    </style:style>
    <style:style style:name="P5" style:family="paragraph" style:parent-style-name="Standard">
      <style:paragraph-properties fo:margin-left="0in" fo:margin-right="0in" fo:line-height="100%" fo:text-align="center" style:justify-single-word="false" fo:text-indent="0in" style:auto-text-indent="false"/>
      <style:text-properties fo:font-size="18pt" style:text-underline-style="solid" style:text-underline-width="auto" style:text-underline-color="font-color" fo:font-weight="bold" officeooo:rsid="00177c9e" officeooo:paragraph-rsid="00177c9e" style:font-size-asian="15.75pt" style:font-weight-asian="bold" style:font-size-complex="18pt" style:font-weight-complex="bold"/>
    </style:style>
    <style:style style:name="P6" style:family="paragraph" style:parent-style-name="Text_20_body">
      <style:paragraph-properties fo:line-height="100%"/>
      <style:text-properties officeooo:rsid="001706e7" officeooo:paragraph-rsid="001706e7"/>
    </style:style>
    <style:style style:name="P7" style:family="paragraph" style:parent-style-name="Text_20_body">
      <style:paragraph-properties fo:line-height="100%"/>
      <style:text-properties officeooo:rsid="00177c9e" officeooo:paragraph-rsid="00177c9e"/>
    </style:style>
    <style:style style:name="P8" style:family="paragraph" style:parent-style-name="Text_20_body">
      <style:paragraph-properties fo:line-height="100%"/>
      <style:text-properties officeooo:rsid="0017cc94" officeooo:paragraph-rsid="0017cc94"/>
    </style:style>
    <style:style style:name="P9" style:family="paragraph" style:parent-style-name="Text_20_body">
      <style:text-properties officeooo:rsid="00217eb8" officeooo:paragraph-rsid="00217eb8"/>
    </style:style>
    <style:style style:name="P10" style:family="paragraph" style:parent-style-name="Text_20_body">
      <style:text-properties officeooo:rsid="002290fb" officeooo:paragraph-rsid="002290fb"/>
    </style:style>
    <style:style style:name="P11" style:family="paragraph" style:parent-style-name="Text_20_body">
      <style:paragraph-properties fo:margin-left="0.4925in" fo:margin-right="0in" fo:line-height="100%" fo:text-indent="0in" style:auto-text-indent="false"/>
      <style:text-properties officeooo:rsid="00177c9e" officeooo:paragraph-rsid="00177c9e"/>
    </style:style>
    <style:style style:name="P12" style:family="paragraph" style:parent-style-name="Text_20_body">
      <style:paragraph-properties fo:margin-left="0.4925in" fo:margin-right="0in" fo:line-height="100%" fo:text-indent="0in" style:auto-text-indent="false"/>
      <style:text-properties officeooo:rsid="0017cc94" officeooo:paragraph-rsid="0017cc94"/>
    </style:style>
    <style:style style:name="P13" style:family="paragraph" style:parent-style-name="Text_20_body">
      <style:paragraph-properties fo:margin-left="0.4925in" fo:margin-right="0in" fo:line-height="100%" fo:text-indent="0in" style:auto-text-indent="false"/>
      <style:text-properties officeooo:rsid="0017cc94" officeooo:paragraph-rsid="00217eb8"/>
    </style:style>
    <style:style style:name="P14" style:family="paragraph" style:parent-style-name="Text_20_body">
      <style:paragraph-properties fo:margin-left="0in" fo:margin-right="0in" fo:line-height="100%" fo:text-indent="0in" style:auto-text-indent="false"/>
      <style:text-properties officeooo:rsid="00177c9e" officeooo:paragraph-rsid="00177c9e"/>
    </style:style>
    <style:style style:name="T1" style:family="text">
      <style:text-properties officeooo:rsid="00177c9e"/>
    </style:style>
    <style:style style:name="T2" style:family="text">
      <style:text-properties officeooo:rsid="0017cc94"/>
    </style:style>
    <style:style style:name="T3" style:family="text">
      <style:text-properties officeooo:rsid="001a533b"/>
    </style:style>
    <style:style style:name="T4" style:family="text">
      <style:text-properties officeooo:rsid="001cb5ab"/>
    </style:style>
    <style:style style:name="T5" style:family="text">
      <style:text-properties officeooo:rsid="001dafc4"/>
    </style:style>
    <style:style style:name="T6" style:family="text">
      <style:text-properties officeooo:rsid="001e709a"/>
    </style:style>
    <style:style style:name="T7" style:family="text">
      <style:text-properties officeooo:rsid="00217eb8"/>
    </style:style>
    <style:style style:name="T8" style:family="text">
      <style:text-properties officeooo:rsid="002410a8"/>
    </style:style>
    <style:style style:name="T9" style:family="text">
      <style:text-properties officeooo:rsid="00243626"/>
    </style:style>
    <style:style style:name="T10" style:family="text">
      <style:text-properties officeooo:rsid="0024c23b"/>
    </style:style>
    <style:style style:name="T11" style:family="text">
      <style:text-properties officeooo:rsid="002588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stom Website (From Template)</text:p>
      <text:p text:style-name="P3">Features</text:p>
      <text:p text:style-name="P6">All Pages – Include a header/navigation pane, and basic lab information in the bottom pane</text:p>
      <text:p text:style-name="P6">Main Page – Includes images from experiments, descriptions of what the lab does, news and <text:span text:style-name="T3">papers</text:span></text:p>
      <text:p text:style-name="P11">The pages that describe what the lab does will be linked through this page but be more extensive on separate pages</text:p>
      <text:p text:style-name="P6">About/People Page – Includes <text:span text:style-name="T9">i</text:span>mages, descriptions about what everyone does, <text:span text:style-name="T1">etc.</text:span></text:p>
      <text:p text:style-name="P7">Research/Papers – Will have the <text:span text:style-name="T9">r</text:span>esearch that is done by Lahann Lab – Includes articles and potentially graphical abstracts</text:p>
      <text:p text:style-name="P11">Paper Scrubber – Will automatically pull new articles that are associated with the lab</text:p>
      <text:p text:style-name="P14">News – Will contain relevant news updates, and potentially social media feeds</text:p>
      <text:p text:style-name="P14">Login – Will allow Login for graduate students, linking them to a dashboard, calendar, <text:span text:style-name="T9">and </text:span>allow Presentation uploa<text:span text:style-name="T9">d</text:span> and access to Lab research</text:p>
      <text:p text:style-name="P11">Superuser – Some user will be given superuser status, which means that they can modify web pages (i.e. add news, change the research, etc.). They can also transfer the superuser status, or give someone interim superuser status (which expires and needs to be renewed). This is a safety feature to ensure that website control isn’t retained after <text:span text:style-name="T10">a person leaves</text:span>. </text:p>
      <text:p text:style-name="P14">Auto security updates – This will update the front end in the event that updates are released</text:p>
      <text:p text:style-name="P5">Time</text:p>
      <text:p text:style-name="P7">Nav Pane/Basic Lab info - &lt; 1 hour – if you want a map embedded maybe - 1-1.5 hours</text:p>
      <text:p text:style-name="P7">Main page – Mostly done (as seen in sample sent), but a couple of changes will happen, in addition <text:span text:style-name="T2">to any customizations the lab wants implemented – 1-2 hours</text:span></text:p>
      <text:p text:style-name="P8">About Page – The main issue is going to be copying everyones image, and description, as well as creating a page for everyone. On top of that the pages will be made editable by the super user and the user who owns them - 3-5 hours</text:p>
      <text:p text:style-name="P8">Research/Papers – Should be fairly straightforward 1-2 hours – a lot of time will be making sure I get all the papers</text:p>
      <text:p text:style-name="P12">Research scrubber – Will be a little more involved, <text:span text:style-name="T7">and </text:span>will scrub through google updates. Another issue may be ensuring that those links give access to the paper. 3-4 <text:span text:style-name="T7">hours</text:span></text:p>
      <text:p text:style-name="P8">News – Similar to Research, I have to make sure I get everything 1-2 hours.</text:p>
      <text:p text:style-name="P8">Login – The challenge here will mainly be granting all the privileges to the superuser because they hold the entire website together and have to be able to access everything 8-10 hours.</text:p>
      <text:p text:style-name="P8">Auto security updates – care must be taken to ensure that this doesn’t delete custom content, and the right updates are taken 3-4 hours.</text:p>
      <text:p text:style-name="P8">Logistics: This encompasses design meetings, debugging, continued page maintenance, and posting the page on hosting websites 2-4 hours.</text:p>
      <text:p text:style-name="P8">Total: 24 – 36 hours (<text:span text:style-name="T6">Li</text:span>kely <text:span text:style-name="T4">range 30-34</text:span> hours) – <text:span text:style-name="T5">should be 2-3 weeks after the details are worked out.</text:span></text:p>
      <text:p text:style-name="P2"><text:soft-page-break/>University Website</text:p>
      <text:p text:style-name="P4">Time</text:p>
      <text:p text:style-name="P9">About Pages: Copying information over from the current page to the new one 2-4 hours.</text:p>
      <text:p text:style-name="P9">Research/Papers: Copying information from the current page 1 hour</text:p>
      <text:p text:style-name="P13">Research scrubber – Will be a little more involved, <text:span text:style-name="T7">and </text:span>will scrub through google updates. Another issue may be ensuring that those links give access to the paper. 3-4 <text:span text:style-name="T7">hours</text:span></text:p>
      <text:p text:style-name="P10">News: Similar to research, will involve copying over current information 1 hour.</text:p>
      <text:p text:style-name="P10">Logistics: Settling on customizations that we can do within the parameters set forward by the university. 1-2 hours</text:p>
      <text:p text:style-name="P10">Total: 8-12 hours <text:span text:style-name="T11">should take about a week, to a week and a half </text:span>(Doesn’t include the time needed for the University to set up <text:span text:style-name="T8">and maintain the templ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8T11:44:13.162097367</meta:creation-date>
    <dc:date>2018-10-18T12:51:32.908442329</dc:date>
    <meta:editing-duration>PT32M48S</meta:editing-duration>
    <meta:editing-cycles>14</meta:editing-cycles>
    <meta:generator>LibreOffice/5.1.6.2$Linux_X86_64 LibreOffice_project/10m0$Build-2</meta:generator>
    <meta:document-statistic meta:table-count="0" meta:image-count="0" meta:object-count="0" meta:page-count="2" meta:paragraph-count="31" meta:word-count="562" meta:character-count="3394" meta:non-whitespace-character-count="2839"/>
  </office:meta>
</office:document-meta>
</file>